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.SFNS-Bold" svg:font-family=".SFNS-Bold" style:font-family-generic="roman" style:font-pitch="variable"/>
    <style:font-face style:name=".SFNS-Heavy" svg:font-family=".SFNS-Heavy" style:font-family-generic="roman" style:font-pitch="variable"/>
    <style:font-face style:name=".SFNS-Regular" svg:font-family=".SFNS-Regular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.SFNS-Regular" fo:font-size="12pt" fo:font-weight="normal" style:font-size-asian="12pt" style:font-weight-asian="normal" style:font-size-complex="12pt"/>
    </style:style>
    <style:style style:name="P2" style:family="paragraph" style:parent-style-name="Standard">
      <style:paragraph-properties fo:margin-left="0.741cm" fo:margin-top="0.423cm" fo:margin-bottom="0cm" style:contextual-spacing="false" fo:line-height="135%" fo:text-indent="-0.741cm" style:auto-text-indent="false">
        <style:tab-stops>
          <style:tab-stop style:position="0.459cm" style:type="right"/>
          <style:tab-stop style:position="0.741cm"/>
        </style:tab-stops>
      </style:paragraph-properties>
      <style:text-properties fo:color="#0e0e0e" loext:opacity="100%" style:font-name=".SFNS-Regular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margin-left="0.459cm" fo:margin-top="0.423cm" fo:margin-bottom="0cm" style:contextual-spacing="false" fo:line-height="135%" fo:text-indent="-0.459cm" style:auto-text-indent="false">
        <style:tab-stops>
          <style:tab-stop style:position="0.176cm" style:type="right"/>
          <style:tab-stop style:position="0.459cm"/>
        </style:tab-stops>
      </style:paragraph-properties>
      <style:text-properties fo:color="#0e0e0e" loext:opacity="100%" style:font-name=".SFNS-Regular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line-height="13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.741cm" fo:margin-top="0.423cm" fo:margin-bottom="0cm" style:contextual-spacing="false" fo:line-height="135%" fo:text-indent="-0.741cm" style:auto-text-indent="false">
        <style:tab-stops>
          <style:tab-stop style:position="0.459cm" style:type="right"/>
          <style:tab-stop style:position="0.741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left="0.459cm" fo:margin-top="0.423cm" fo:margin-bottom="0cm" style:contextual-spacing="false" fo:line-height="135%" fo:text-indent="-0.459cm" style:auto-text-indent="false">
        <style:tab-stops>
          <style:tab-stop style:position="0.176cm" style:type="right"/>
          <style:tab-stop style:position="0.459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color="#0e0e0e" loext:opacity="100%" style:font-name=".SFNS-Regular" fo:font-size="15pt" fo:font-weight="bold" style:font-size-asian="15pt" style:font-weight-asian="bold"/>
    </style:style>
    <style:style style:name="T2" style:family="text">
      <style:text-properties fo:color="#0e0e0e" loext:opacity="100%" style:font-name=".SFNS-Regular" fo:font-size="14pt" fo:font-weight="normal" style:font-size-asian="14pt" style:font-weight-asian="normal"/>
    </style:style>
    <style:style style:name="T3" style:family="text">
      <style:text-properties fo:color="#0e0e0e" loext:opacity="100%" style:font-name=".SFNS-Regular" fo:font-weight="bold" style:font-weight-asian="bold"/>
    </style:style>
    <style:style style:name="T4" style:family="text">
      <style:text-properties fo:color="#0e0e0e" loext:opacity="100%" style:font-name=".SFNS-Regular" fo:font-weight="bold" officeooo:rsid="001c729a" style:font-weight-asian="bold"/>
    </style:style>
    <style:style style:name="T5" style:family="text">
      <style:text-properties fo:color="#0e0e0e" loext:opacity="100%" style:font-name=".SFNS-Regular" fo:font-weight="normal" style:font-weight-asian="normal"/>
    </style:style>
    <style:style style:name="T6" style:family="text">
      <style:text-properties fo:color="#0e0e0e" loext:opacity="100%" style:font-name=".SFNS-Heavy" fo:font-size="13pt" fo:font-weight="bold" style:font-size-asian="13pt" style:font-weight-asian="bold"/>
    </style:style>
    <style:style style:name="T7" style:family="text">
      <style:text-properties fo:color="#0e0e0e" loext:opacity="100%" style:font-name=".SFNS-Heavy" fo:font-weight="bold" style:font-weight-asian="bold"/>
    </style:style>
    <style:style style:name="T8" style:family="text">
      <style:text-properties fo:color="#0e0e0e" loext:opacity="100%" style:font-name=".SFNS-Bold" fo:font-size="14pt" fo:font-weight="bold" style:font-size-asian="14pt" style:font-weight-asian="bold"/>
    </style:style>
    <style:style style:name="T9" style:family="text">
      <style:text-properties fo:color="#0e0e0e" loext:opacity="100%" style:font-name=".SFNS-Bold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span text:style-name="T3">Personal Development Plan for the Course </text:span><text:span text:style-name="T4">(Brice Robert)</text:span></text:p>
      <text:p text:style-name="P1" loext:marker-style-name="T2"/>
      <text:p text:style-name="P4" loext:marker-style-name="T2"><text:span text:style-name="T7">Learning Objectives:</text:span><text:span text:style-name="T5"/></text:p>
      <text:p text:style-name="P1" loext:marker-style-name="T2"/>
      <text:p text:style-name="P5" loext:marker-style-name="T2"><text:span text:style-name="T5"><text:tab/>1.<text:tab/></text:span><text:span text:style-name="T9">Enhance Emotional Intelligence (EQ)</text:span><text:span text:style-name="T5">: I will focus on improving empathy and emotional regulation, particularly in leadership and team settings, fostering stronger interpersonal relationships through active listening and mindful communication.</text:span></text:p>
      <text:p text:style-name="P5" loext:marker-style-name="T2"><text:span text:style-name="T5"><text:tab/>2.<text:tab/></text:span><text:span text:style-name="T9">Develop Leadership Skills</text:span><text:span text:style-name="T5">: My goal is to strengthen adaptive leadership, ensuring I can lead diverse teams effectively and make informed decisions in dynamic environments while fostering a culture of innovation and trust.</text:span></text:p>
      <text:p text:style-name="P5" loext:marker-style-name="T2"><text:span text:style-name="T5"><text:tab/>3.<text:tab/></text:span><text:span text:style-name="T9">Improve Cross-Cultural Competence</text:span><text:span text:style-name="T5">: I will develop the ability to navigate cultural differences, integrate diverse perspectives into leadership strategies, and enhance communication across cultural boundaries.</text:span></text:p>
      <text:p text:style-name="P2" loext:marker-style-name="T2"/>
      <text:p text:style-name="P4" loext:marker-style-name="T2"><text:span text:style-name="T7">Indicators of Progress:</text:span><text:span text:style-name="T5"/></text:p>
      <text:p text:style-name="P1" loext:marker-style-name="T2"/>
      <text:p text:style-name="P6" loext:marker-style-name="T2"><text:span text:style-name="T5"><text:tab/>•<text:tab/></text:span><text:span text:style-name="T9">Self-awareness</text:span><text:span text:style-name="T5">: Monitoring how my emotional responses influence my leadership.</text:span></text:p>
      <text:p text:style-name="P6" loext:marker-style-name="T2"><text:span text:style-name="T5"><text:tab/>•<text:tab/></text:span><text:span text:style-name="T9">Feedback from peers</text:span><text:span text:style-name="T5">: Regular feedback to measure my progress in collaboration and cultural competence.</text:span></text:p>
      <text:p text:style-name="P6" loext:marker-style-name="T2"><text:span text:style-name="T5"><text:tab/>•<text:tab/></text:span><text:span text:style-name="T9">Achievement of group goals</text:span><text:span text:style-name="T5">: Effective contribution to team success.</text:span></text:p>
      <text:p text:style-name="P3" loext:marker-style-name="T2"/>
      <text:p text:style-name="P4" loext:marker-style-name="T2"><text:span text:style-name="T7">Skills to Learn:</text:span><text:span text:style-name="T5"/></text:p>
      <text:p text:style-name="P1" loext:marker-style-name="T2"/>
      <text:p text:style-name="P6" loext:marker-style-name="T2"><text:span text:style-name="T5"><text:tab/>•<text:tab/></text:span><text:span text:style-name="T9">Active Listening and Empathy</text:span><text:span text:style-name="T5">: This will help me reach my leadership aspirations by better understanding and responding to the needs of others.</text:span></text:p>
      <text:p text:style-name="P3" loext:marker-style-name="T2"/>
      <text:p text:style-name="P3" loext:marker-style-name="T2"/>
      <text:p text:style-name="P3" loext:marker-style-name="T2"/>
      <text:p text:style-name="P3" loext:marker-style-name="T2"><text:soft-page-break/></text:p>
      <text:p text:style-name="P4" loext:marker-style-name="T2"><text:span text:style-name="T7">Behaviour to Unlearn:</text:span><text:span text:style-name="T5"/></text:p>
      <text:p text:style-name="P1" loext:marker-style-name="T2"/>
      <text:p text:style-name="P6" loext:marker-style-name="T2"><text:span text:style-name="T5"><text:tab/>•<text:tab/></text:span><text:span text:style-name="T9">Over-reliance on Self-Sufficiency</text:span><text:span text:style-name="T5">: I will unlearn this by delegating tasks and trusting my team members more.</text:span></text:p>
      <text:p text:style-name="P3" loext:marker-style-name="T2"/>
      <text:p text:style-name="P4" loext:marker-style-name="T2"><text:span text:style-name="T7">Relationships:</text:span><text:span text:style-name="T5"/></text:p>
      <text:p text:style-name="P1" loext:marker-style-name="T2"/>
      <text:p text:style-name="P6" loext:marker-style-name="T2"><text:span text:style-name="T5"><text:tab/>•<text:tab/></text:span><text:span text:style-name="T9">New Relationships</text:span><text:span text:style-name="T5">: I will network with mentors who can offer insights into global leadership and innovation strategies.</text:span></text:p>
      <text:p text:style-name="P6" loext:marker-style-name="T2"><text:span text:style-name="T5"><text:tab/>•<text:tab/></text:span><text:span text:style-name="T9">Relationships to Leave Behind</text:span><text:span text:style-name="T5">: I will distance myself from relationships that discourage growth or promote a fixed mindset.</text:span></text:p>
      <text:p text:style-name="P3" loext:marker-style-name="T2"/>
      <text:p text:style-name="P4" loext:marker-style-name="T2"><text:span text:style-name="T7">Role Models:</text:span><text:span text:style-name="T5"/></text:p>
      <text:p text:style-name="P1" loext:marker-style-name="T2"/>
      <text:p text:style-name="P6" loext:marker-style-name="T2"><text:span text:style-name="T5"><text:tab/>•<text:tab/></text:span><text:span text:style-name="T9">Morris Chang</text:span><text:span text:style-name="T5">, founder of TSMC, is a role model for combining visionary leadership with adaptability, innovation, and persistence in the face of challenges. His ability to lead with humility and a long-term vision in a fast-paced, high-tech environment is inspirational for my aspirations.</text:span></text:p>
      <text:p text:style-name="P3" loext:marker-style-name="T2"/>
      <text:p text:style-name="P4" loext:marker-style-name="T2"><text:span text:style-name="T7">Concrete Actions:</text:span><text:span text:style-name="T5"/></text:p>
      <text:p text:style-name="P1" loext:marker-style-name="T2"/>
      <text:p text:style-name="P5" loext:marker-style-name="T2"><text:span text:style-name="T5"><text:tab/>1.<text:tab/></text:span><text:span text:style-name="T9">Join leadership workshops</text:span><text:span text:style-name="T5"> focusing on adaptive leadership and cross-cultural communication.</text:span></text:p>
      <text:p text:style-name="P5" loext:marker-style-name="T2"><text:span text:style-name="T5"><text:tab/>2.<text:tab/></text:span><text:span text:style-name="T9">Practice mindfulness</text:span><text:span text:style-name="T5"> to improve emotional regulation and decision-making.</text:span></text:p>
      <text:p text:style-name="P5" loext:marker-style-name="T2"><text:span text:style-name="T5"><text:tab/>3.<text:tab/></text:span><text:span text:style-name="T9">Expand my network</text:span><text:span text:style-name="T5"> by connecting with diverse professionals and mentors.</text:span></text:p>
      <text:p text:style-name="P5" loext:marker-style-name="T2"><text:span text:style-name="T5"><text:tab/>4.<text:tab/></text:span><text:span text:style-name="T9">Reflect regularly</text:span><text:span text:style-name="T5"> on feedback from peers and mentors to refine my leadership approach.</text:span></text:p>
      <text:p text:style-name="P2" loext:marker-style-name="T2"/>
      <text:p text:style-name="P5" loext:marker-style-name="T2"><text:span text:style-name="T5">By following this plan, I aim to become a more empathetic, adaptive, and inclusive leade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.SFNS-Bold" svg:font-family=".SFNS-Bold" style:font-family-generic="roman" style:font-pitch="variable"/>
    <style:font-face style:name=".SFNS-Heavy" svg:font-family=".SFNS-Heavy" style:font-family-generic="roman" style:font-pitch="variable"/>
    <style:font-face style:name=".SFNS-Regular" svg:font-family=".SFNS-Regular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6:36:09.891196157</meta:creation-date>
    <dc:date>2024-10-21T16:38:02.344771045</dc:date>
    <meta:editing-duration>PT1M52S</meta:editing-duration>
    <meta:editing-cycles>1</meta:editing-cycles>
    <meta:document-statistic meta:table-count="0" meta:image-count="0" meta:object-count="0" meta:page-count="2" meta:paragraph-count="24" meta:word-count="328" meta:character-count="2339" meta:non-whitespace-character-count="2020"/>
    <meta:generator>LibreOffice/24.2.5.2$MacOSX_AARCH64 LibreOffice_project/bffef4ea93e59bebbeaf7f431bb02b1a39ee8a59</meta:generator>
  </office:meta>
</office:document-meta>
</file>